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italic" style:text-underline-style="none" fo:font-weight="bold" officeooo:rsid="0013fcc5" officeooo:paragraph-rsid="00250406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margin-left="0.0193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italic" style:text-underline-style="none" fo:font-weight="normal" officeooo:rsid="0013fcc5" officeooo:paragraph-rsid="00250406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margin-left="0.0783in" fo:margin-right="0in" fo:margin-top="0in" fo:margin-bottom="0in" style:contextual-spacing="false" fo:text-align="center" style:justify-single-word="false" fo:text-indent="0in" style:auto-text-indent="false" fo:padding="0in" fo:border="none"/>
      <style:text-properties fo:color="#000000" loext:opacity="100%" style:font-name="Arial" fo:font-size="10pt" fo:font-style="italic" style:text-underline-style="none" fo:font-weight="bold" officeooo:paragraph-rsid="00250406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margin-left="0.0783in" fo:margin-right="0in" fo:margin-top="0in" fo:margin-bottom="0in" style:contextual-spacing="false" fo:text-align="center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bold" officeooo:paragraph-rsid="00250406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left="0.0783in" fo:margin-right="0in" fo:margin-top="0in" fo:margin-bottom="0in" style:contextual-spacing="false" fo:text-align="center" style:justify-single-word="false" fo:text-indent="0in" style:auto-text-indent="false" fo:padding="0in" fo:border="none"/>
      <style:text-properties fo:color="#000000" loext:opacity="100%" style:font-name="Arial" fo:font-size="14pt" fo:font-style="normal" style:text-underline-style="none" fo:font-weight="bold" officeooo:paragraph-rsid="00250406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207820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fb0d4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loext:graphic-properties draw:fill="solid" draw:fill-color="#dddddd" draw:opacity="100%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#dddddd" fo:padding="0in" fo:border="none"/>
      <style:text-properties fo:color="#000000" loext:opacity="100%" style:font-name="Arial" fo:font-size="10pt" fo:font-style="normal" style:text-underline-style="none" fo:font-weight="bold" officeooo:rsid="00074c71" officeooo:paragraph-rsid="00250406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margin-left="0.8862in" fo:margin-right="0in" fo:margin-top="0.0236in" fo:margin-bottom="0in" style:contextual-spacing="false" fo:text-align="start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3fcc5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.0236in" fo:margin-bottom="0in" style:contextual-spacing="false" fo:text-align="start" style:justify-single-word="false" fo:text-indent="0in" style:auto-text-indent="false" style:page-number="auto" fo:background-color="transparent" fo:padding="0in" fo:border="none"/>
      <style:text-properties fo:color="#000000" loext:opacity="100%" style:font-name="Arial" fo:font-size="10pt" fo:font-style="normal" style:text-underline-style="none" fo:font-weight="normal" officeooo:rsid="0013fcc5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.8862in" fo:margin-right="0in" fo:margin-top="0.0236in" fo:margin-bottom="0in" style:contextual-spacing="false" fo:text-align="justify" style:justify-single-word="false" fo:text-indent="0.4925in" style:auto-text-indent="false" fo:padding="0in" fo:border="none"/>
      <style:text-properties fo:color="#000000" loext:opacity="100%" style:font-name="Arial" fo:font-size="10pt" fo:font-style="normal" style:text-underline-style="none" fo:font-weight="normal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master-page-name="">
      <loext:graphic-properties draw:fill="solid" draw:fill-color="#dddddd" draw:opacity="100%"/>
      <style:paragraph-properties fo:margin-left="0in" fo:margin-right="0in" fo:margin-top="0.0161in" fo:margin-bottom="0.0161in" style:contextual-spacing="false" fo:text-align="center" style:justify-single-word="false" fo:text-indent="0in" style:auto-text-indent="false" style:page-number="auto" fo:background-color="#dddddd" fo:padding="0in" fo:border="none"/>
      <style:text-properties fo:color="#000000" loext:opacity="100%" style:font-name="Arial" fo:font-size="10pt" fo:font-style="normal" style:text-underline-style="none" fo:font-weight="bold" officeooo:rsid="00074c71" officeooo:paragraph-rsid="00250406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.8862in" fo:margin-right="0in" fo:margin-top="0.0236in" fo:margin-bottom="0in" style:contextual-spacing="false" fo:text-align="justify" style:justify-single-word="false" fo:text-indent="0.4925in" style:auto-text-indent="false" fo:break-before="page" fo:padding="0in" fo:border="none"/>
      <style:text-properties fo:color="#000000" loext:opacity="100%" style:font-name="Arial" fo:font-size="10pt" fo:font-style="normal" style:text-underline-style="none" fo:font-weight="normal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master-page-name="">
      <loext:graphic-properties draw:fill="solid" draw:fill-color="#dddddd" draw:opacity="100%"/>
      <style:paragraph-properties fo:margin-left="0in" fo:margin-right="0in" fo:margin-top="0.0161in" fo:margin-bottom="0.0161in" style:contextual-spacing="false" fo:text-align="center" style:justify-single-word="false" fo:text-indent="0in" style:auto-text-indent="false" style:page-number="auto" fo:background-color="#dddddd" fo:padding="0in" fo:border="none"/>
      <style:text-properties fo:color="#000000" loext:opacity="100%" style:font-name="Arial" fo:font-size="10pt" fo:font-style="normal" style:text-underline-style="none" fo:font-weight="bold" officeooo:rsid="00076081" officeooo:paragraph-rsid="00250406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officeooo:paragraph-rsid="00250406"/>
    </style:style>
    <style:style style:name="P18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438bc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officeooo:rsid="001fcd5f" officeooo:paragraph-rsid="00250406"/>
    </style:style>
    <style:style style:name="P20" style:family="paragraph" style:parent-style-name="Standard">
      <style:paragraph-properties fo:margin-left="0in" fo:margin-right="0in" fo:margin-top="0.0236in" fo:margin-bottom="0in" style:contextual-spacing="false" fo:text-align="justify" style:justify-single-word="false" fo:text-indent="0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fcd5f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left="0.8862in" fo:margin-right="0in" fo:margin-top="0.0236in" fo:margin-bottom="0in" style:contextual-spacing="false" fo:text-align="justify" style:justify-single-word="false" fo:text-indent="0.4925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51ac6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left="0.8862in" fo:margin-right="0in" fo:margin-top="0.0236in" fo:margin-bottom="0in" style:contextual-spacing="false" fo:text-align="justify" style:justify-single-word="false" fo:text-indent="0.4925in" style:auto-text-indent="false" fo:padding="0in" fo:border="none"/>
      <style:text-properties fo:color="#000000" loext:opacity="100%" style:font-name="Arial" fo:font-size="10pt" fo:font-style="normal" style:text-underline-style="none" fo:font-weight="normal" officeooo:rsid="0016210f" officeooo:paragraph-rsid="0025040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438bc"/>
    </style:style>
    <style:style style:name="T2" style:family="text">
      <style:text-properties fo:color="#000000" loext:opacity="100%" style:font-name="Arial" fo:font-size="10pt" fo:font-style="normal" style:text-underline-style="none" fo:font-weight="normal" officeooo:rsid="001438bc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loext:opacity="100%" style:font-name="Arial" fo:font-size="10pt" fo:font-style="normal" style:text-underline-style="none" fo:font-weight="normal" officeooo:rsid="001fb0d4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officeooo:rsid="00141f9a"/>
    </style:style>
    <style:style style:name="T5" style:family="text">
      <style:text-properties fo:color="#000000" loext:opacity="100%" style:font-name="Droid Sans Mono" fo:font-size="10pt" fo:font-style="normal" style:text-underline-style="none" fo:font-weight="normal" officeooo:rsid="001438bc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color="#000000" loext:opacity="100%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color="#000000" loext:opacity="100%" style:font-name="Arial" fo:font-size="10pt" fo:font-style="normal" style:text-underline-style="none" fo:font-weight="normal" officeooo:rsid="00151ac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loext:opacity="100%" style:font-name="Arial" fo:font-size="10pt" fo:font-style="normal" style:text-underline-style="none" fo:font-weight="normal" officeooo:rsid="001fcd5f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loext:opacity="100%" style:font-name="Arial" fo:font-size="10pt" fo:font-style="normal" style:text-underline-style="none" fo:font-weight="normal" officeooo:rsid="004688a8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officeooo:rsid="0013fc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istration </text:p>
      <text:p text:style-name="P2">ADRESSE ADMINISTRATION </text:p>
      <text:p text:style-name="P3"/>
      <text:p text:style-name="P4"/>
      <text:p text:style-name="P4"/>
      <text:p text:style-name="P5">PROCÈS-VERBAL DE TRANSPORT CONSTATATIONS ET MESURES PRISES</text:p>
      <text:p text:style-name="P6"/>
      <text:p text:style-name="P7"/>
      <text:p text:style-name="P8">Le <text:s/>DATE D’EDITION DU DOC <text:s/>à <text:s/>HEURE EDITION DU DOC .</text:p>
      <text:p text:style-name="P8">Nous soussigné NOM PRENOM , <text:s/>FONCTION CONSTATANT <text:s/>en résidence à {{ commune }}</text:p>
      <text:p text:style-name="P8">Vu les articles 16 à 19 et 75 à 78 du Code de Procédure Pénale, rapportons les opérations suivantes : </text:p>
      <text:p text:style-name="P8"/>
      <text:p text:style-name="P8"/>
      <text:p text:style-name="P8"/>
      <text:p text:style-name="P9">SAISINE</text:p>
      <text:p text:style-name="P10"/>
      <text:p text:style-name="P11">Le <text:s/>date_constat <text:s/>à <text:s/>heure_constat <text:s/>{{ commune }}, nous sommes saisis des faits suivants :</text:p>
      <text:p text:style-name="P11"><text:s/>TYPE SIGNALEMENT <text:s/>sur la commune de {{ commune }}</text:p>
      <text:p text:style-name="P12"/>
      <text:p text:style-name="P13">SITUATION À L'ARRIVÉE DES ENQUÊTEURS</text:p>
      <text:p text:style-name="P12"/>
      <text:p text:style-name="P14">Nous arrivons sur les lieux le <text:s/>date_constat <text:s/>à <text:s/>heure_constat <text:s/></text:p>
      <text:p text:style-name="P14">- Personnes présentes :</text:p>
      <text:p text:style-name="P14"/>
      <text:p text:style-name="P14">NOM PRENOM constatant, <text:s/>FONCTION CONSTATANT <text:s/>de {{ commune }}</text:p>
      <text:p text:style-name="P14"/>
      <text:p text:style-name="P14">NOM PRENOM des autres personnes présentes</text:p>
      <text:p text:style-name="P14"/>
      <text:p text:style-name="P14">Nous avons été alertés par <text:s/>indiquer motif du constat (témoignage, patrouille, signalement)</text:p>
      <text:p text:style-name="P14">Nous constatons un dépôt de déchets à l’adresse <text:s/>localisation_depot </text:p>
      <text:p text:style-name="P14">Il s’agit d’un terrain <text:s/>nature_terrain <text:s/></text:p>
      <text:p text:style-name="P14">Indiquer autres renseignements utiles à la description de la situation et des lieux à votre arrivée : localisation, spécificité nature terrain.</text:p>
      <text:p text:style-name="P15"/>
      <text:p text:style-name="P16">ÉTAT DES LIEUX</text:p>
      <text:p text:style-name="P14"/>
      <text:p text:style-name="P14"/>
      <text:p text:style-name="P14"><text:span text:style-name="T1">Le dépôt de déchets représente un volume d’environ <text:s/>volume_depot .</text:span></text:p>
      <text:p text:style-name="P14"/>
      <text:p text:style-name="P17"><text:span text:style-name="T2">Le dépôt </text:span><text:span text:style-name="T3">est </text:span><text:span text:style-name="T2">composé de <text:s/>types_depot .</text:span></text:p>
      <text:p text:style-name="P18"/>
      <text:p text:style-name="P18"><text:span text:style-name="T4">D</text:span>es cliché photographiques ont été réalisés et sont joints ci dessous.</text:p>
      <text:p text:style-name="P18"/>
      <text:p text:style-name="P17"><text:span text:style-name="T5">L'auteur des faits est identifié.</text:span></text:p>
      <text:p text:style-name="P17"><text:span text:style-name="T5"/></text:p>
      <text:p text:style-name="P17"><text:span text:style-name="T5">Des indices permettent d'identifier un auteur : <text:s/>indices_disponibles </text:span></text:p>
      <text:p text:style-name="P17"><text:span text:style-name="T5"/></text:p>
      <text:p text:style-name="P19"><text:span text:style-name="T6"/></text:p>
      <text:p text:style-name="P17"><text:span text:style-name="T2">D’autres éléments sont à noter : <text:s/>precisions_depot </text:span></text:p>
      <text:p text:style-name="P14"/>
      <text:p text:style-name="P8"/>
      <text:p text:style-name="P8"/>
      <text:p text:style-name="P16">MESURES DIVERSES</text:p>
      <text:p text:style-name="P14"/>
      <text:p text:style-name="P18"/>
      <text:p text:style-name="P18">La commune dispose d'un arrêté ou d'une délibération municipale encadrant ce type d'infraction</text:p>
      <text:p text:style-name="P18"/>
      <text:p text:style-name="P18"/>
      <text:p text:style-name="P20"/>
      <text:p text:style-name="P17"><text:span text:style-name="T7">La commune estime son préjudice à <text:s/>prejudice_montant <text:s/>€</text:span></text:p>
      <text:p text:style-name="P17"><text:span text:style-name="T8"/></text:p>
      <text:p text:style-name="P20"/>
      <text:p text:style-name="P17"><text:span text:style-name="T9">L</text:span><text:span text:style-name="T7">a commune va déposer plainte à la gendarmerie de BRIGADE GENDARMERIE COMPETENTE et lui joindre ce RAPPORT ou PV de constatation.</text:span></text:p>
      <text:p text:style-name="P17"><text:span text:style-name="T8"/></text:p>
      <text:p text:style-name="P17"><text:span text:style-name="T8"/></text:p>
      <text:p text:style-name="P14">Nos constatations prennent fin le <text:span text:style-name="T10"><text:s/>date_constat <text:s/>à <text:s/>heure_constat <text:s/></text:span></text:p>
      <text:p text:style-name="P21"/>
      <text:p text:style-name="P21"/>
      <text:p text:style-name="P22">Fait à , le </text:p>
      <text:p text:style-name="P22"/>
      <text:p text:style-name="P22"/>
      <text:p text:style-name="P21">Signature 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r </meta:initial-creator>
    <meta:creation-date>2014-09-06T19:13:51.873740764</meta:creation-date>
    <dc:date>2025-04-08T13:59:09.885017515</dc:date>
    <meta:editing-duration>PT2H26M13S</meta:editing-duration>
    <meta:editing-cycles>77</meta:editing-cycles>
    <meta:generator>LibreOffice/24.8.5.2$Linux_X86_64 LibreOffice_project/480$Build-2</meta:generator>
    <meta:document-statistic meta:table-count="0" meta:image-count="0" meta:object-count="0" meta:page-count="2" meta:paragraph-count="32" meta:word-count="266" meta:character-count="1766" meta:non-whitespace-character-count="1490"/>
  </office:meta>
</office:document-meta>
</file>